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200000096A6CF7DB6.png" manifest:media-type="image/png"/>
  <manifest:file-entry manifest:full-path="Pictures/1000000000000095000000DA73167470.jpg" manifest:media-type="image/jpeg"/>
  <manifest:file-entry manifest:full-path="Pictures/100000000000046A00000518A2D03839.jpg" manifest:media-type="image/jpeg"/>
  <manifest:file-entry manifest:full-path="Pictures/20000079000016FE00000CDFF5FD0F1A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521in" fo:margin-left="-0.0785in" fo:margin-top="0.0007in" fo:margin-bottom="0in" table:align="left" style:writing-mode="lr-tb"/>
    </style:style>
    <style:style style:name="Table1.A" style:family="table-column">
      <style:table-column-properties style:column-width="6.752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7521in" fo:margin-left="-0.0785in" table:align="left" style:writing-mode="lr-tb"/>
    </style:style>
    <style:style style:name="Table2.A" style:family="table-column">
      <style:table-column-properties style:column-width="2.6347in"/>
    </style:style>
    <style:style style:name="Table2.B" style:family="table-column">
      <style:table-column-properties style:column-width="4.11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7521in" fo:margin-left="-0.0785in" fo:margin-top="0.0007in" fo:margin-bottom="0in" table:align="left" style:writing-mode="lr-tb"/>
    </style:style>
    <style:style style:name="Table3.A" style:family="table-column">
      <style:table-column-properties style:column-width="6.752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7521in" fo:margin-left="-0.0785in" fo:margin-top="0.0007in" fo:margin-bottom="0in" table:align="left" style:writing-mode="lr-tb"/>
    </style:style>
    <style:style style:name="Table4.A" style:family="table-column">
      <style:table-column-properties style:column-width="6.752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0.5835in" fo:margin-right="0in" fo:text-indent="-0.5835in" style:auto-text-indent="false">
        <style:tab-stops>
          <style:tab-stop style:position="6.5953in" style:type="right"/>
        </style:tab-stops>
      </style:paragraph-properties>
    </style:style>
    <style:style style:name="P2" style:family="paragraph" style:parent-style-name="Standard">
      <style:paragraph-properties fo:margin-top="0.0138in" fo:margin-bottom="0.0138in" loext:contextual-spacing="false" fo:text-align="end" style:justify-single-word="false"/>
      <style:text-properties style:font-name="Verdana" fo:font-size="12.5pt" style:font-size-asian="12.5pt" style:font-name-complex="Verdana"/>
    </style:style>
    <style:style style:name="P3" style:family="paragraph" style:parent-style-name="Standard">
      <style:paragraph-properties fo:margin-top="0.0138in" fo:margin-bottom="0.0138in" loext:contextual-spacing="false"/>
      <style:text-properties style:font-name="Verdana" fo:font-size="8pt" fo:font-weight="bold" style:font-size-asian="8pt" style:font-weight-asian="bold" style:font-name-complex="Verdana"/>
    </style:style>
    <style:style style:name="P4" style:family="paragraph" style:parent-style-name="Standard">
      <style:paragraph-properties fo:margin-top="0.0138in" fo:margin-bottom="0.0138in" loext:contextual-spacing="false"/>
      <style:text-properties style:font-name="Verdana" fo:font-size="8pt" style:font-size-asian="8pt" style:font-name-complex="Verdana"/>
    </style:style>
    <style:style style:name="P5" style:family="paragraph" style:parent-style-name="Standard">
      <style:paragraph-properties fo:margin-top="0.0138in" fo:margin-bottom="0.0138in" loext:contextual-spacing="false" fo:text-align="end" style:justify-single-word="false"/>
      <style:text-properties fo:color="#000000" style:font-name="Verdana" fo:font-size="9pt" style:font-size-asian="9pt" style:font-name-complex="Verdana"/>
    </style:style>
    <style:style style:name="P6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P7" style:family="paragraph" style:parent-style-name="Standard">
      <style:text-properties style:font-name="Verdana" fo:font-size="8pt" style:font-size-asian="8pt" style:font-name-complex="Verdana"/>
    </style:style>
    <style:style style:name="P8" style:family="paragraph" style:parent-style-name="Standard">
      <style:paragraph-properties fo:text-align="center" style:justify-single-word="false"/>
      <style:text-properties style:font-name="Verdana" fo:font-weight="bold" style:font-weight-asian="bold" style:font-name-complex="Arial" style:font-size-complex="12pt"/>
    </style:style>
    <style:style style:name="P9" style:family="paragraph" style:parent-style-name="Standard">
      <style:text-properties style:font-name="Verdana" fo:font-size="13pt" fo:font-weight="bold" style:font-size-asian="13pt" style:font-weight-asian="bold" style:font-name-complex="Arial" style:font-size-complex="13pt"/>
    </style:style>
    <style:style style:name="P10" style:family="paragraph" style:parent-style-name="Standard">
      <style:text-properties style:font-name="Verdana" fo:font-size="10pt" fo:font-weight="bold" style:font-size-asian="10pt" style:font-weight-asian="bold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10pt" fo:font-weight="bold" style:font-size-asian="10pt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Verdana" fo:font-size="10pt" fo:font-weight="bold" style:font-size-asian="10pt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Verdana" fo:font-size="10pt" fo:font-weight="bold" style:font-size-asian="10pt" style:font-weight-asian="bold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10pt" fo:font-weight="bold" style:font-size-asian="10pt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style:font-name="Verdana" fo:font-size="10pt" style:font-size-asian="10pt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0pt" style:font-size-asian="10pt" style:font-name-complex="Arial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10pt" style:font-size-asian="10pt" style:font-name-complex="Arial" style:font-size-complex="12pt"/>
    </style:style>
    <style:style style:name="P18" style:family="paragraph" style:parent-style-name="Standard">
      <style:text-properties style:font-name="Verdana" fo:font-size="10pt" fo:language="en" fo:country="US" style:font-size-asian="10pt" style:language-asian="en" style:country-asian="US"/>
    </style:style>
    <style:style style:name="P19" style:family="paragraph" style:parent-style-name="Standard">
      <style:paragraph-properties fo:text-align="justify" style:justify-single-word="false"/>
      <style:text-properties style:font-name="Verdana" fo:font-size="10pt" fo:language="en" fo:country="US" officeooo:paragraph-rsid="001d4431" style:font-size-asian="10pt" style:language-asian="en" style:country-asian="US"/>
    </style:style>
    <style:style style:name="P20" style:family="paragraph" style:parent-style-name="Standard">
      <style:text-properties style:font-name="Verdana" fo:font-size="10pt" fo:language="en" fo:country="US" officeooo:paragraph-rsid="001f257e" style:font-size-asian="10pt" style:language-asian="en" style:country-asian="US"/>
    </style:style>
    <style:style style:name="P21" style:family="paragraph" style:parent-style-name="Standard">
      <style:paragraph-properties fo:text-align="justify" style:justify-single-word="false"/>
      <style:text-properties style:font-name="Verdana" fo:font-size="10pt" fo:language="en" fo:country="US" officeooo:rsid="001d4431" officeooo:paragraph-rsid="001d4431" style:font-name-asian="Verdana" style:font-size-asian="10pt" style:language-asian="en" style:country-asian="US" style:font-name-complex="Verdana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Footer">
      <style:paragraph-properties fo:margin-left="0in" fo:margin-right="0in" fo:text-indent="1.9665in" style:auto-text-indent="false"/>
    </style:style>
    <style:style style:name="P25" style:family="paragraph" style:parent-style-name="Standard">
      <style:paragraph-properties fo:margin-top="0in" fo:margin-bottom="0.0835in" loext:contextual-spacing="false" fo:text-align="justify" style:justify-single-word="false"/>
      <style:text-properties style:font-name="Verdana" fo:font-size="10pt" style:font-size-asian="10pt" style:font-name-complex="Arial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Verdana" fo:font-weight="bold" style:font-weight-asian="bold" style:font-name-complex="Arial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style:font-name="Verdana" fo:font-size="10pt" fo:font-weight="bold" style:font-size-asian="10pt" style:font-weight-asian="bold" style:font-name-complex="Arial"/>
    </style:style>
    <style:style style:name="T3" style:family="text">
      <style:text-properties style:font-name="Verdana" fo:font-size="10pt" fo:font-weight="bold" style:font-size-asian="10pt" style:font-weight-asian="bold" style:font-name-complex="Arial" style:font-size-complex="11pt"/>
    </style:style>
    <style:style style:name="T4" style:family="text">
      <style:text-properties style:font-name="Verdana" fo:font-size="10pt" fo:font-weight="bold" style:font-name-asian="Verdana" style:font-size-asian="10pt" style:font-weight-asian="bold" style:font-name-complex="Verdana"/>
    </style:style>
    <style:style style:name="T5" style:family="text">
      <style:text-properties style:font-name="Verdana" fo:font-size="10pt" style:font-size-asian="10pt" style:font-name-complex="Arial" style:font-size-complex="12pt"/>
    </style:style>
    <style:style style:name="T6" style:family="text">
      <style:text-properties style:font-name="Verdana" fo:font-size="10pt" fo:language="en" fo:country="US" officeooo:rsid="001f257e" style:font-size-asian="10pt" style:language-asian="en" style:country-asian="US" style:font-name-complex="Arial" style:font-size-complex="12pt"/>
    </style:style>
    <style:style style:name="T7" style:family="text">
      <style:text-properties style:font-name="Wingdings" fo:font-size="16pt" style:font-size-asian="16pt" style:font-size-complex="16pt"/>
    </style:style>
    <style:style style:name="T8" style:family="text">
      <style:text-properties officeooo:rsid="001a1660" style:font-name-asian="Verdana" style:font-name-complex="Verdana"/>
    </style:style>
    <style:style style:name="T9" style:family="text">
      <style:text-properties officeooo:rsid="001d4431" style:font-name-asian="Verdana" style:font-name-complex="Verdana"/>
    </style:style>
    <style:style style:name="T10" style:family="text">
      <style:text-properties officeooo:rsid="001f257e" style:font-name-asian="Verdana" style:font-name-complex="Verdana"/>
    </style:style>
    <style:style style:name="T11" style:family="text">
      <style:text-properties officeooo:rsid="002240df" style:font-name-asian="Verdana" style:font-name-complex="Verdana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008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8"/>
      <text:p text:style-name="P8"/>
      <text:p text:style-name="P9">DEFINIÇÃO DO TRABALHO</text:p>
      <text:p text:style-name="P8"/>
      <text:p text:style-name="P8"/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CURSO</text:p>
          </table:table-cell>
        </table:table-row>
        <table:table-row table:style-name="Table1.1">
          <table:table-cell table:style-name="Table1.A2" office:value-type="string">
            <text:p text:style-name="P22"><text:span text:style-name="T7"></text:span><text:span text:style-name="T4"> </text:span><text:span text:style-name="T2">Especialização em Gerenciamento de Projetos com ênfase em Tecnologia da Informação</text:span>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1">DADOS GERAIS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3"/>
            <text:p text:style-name="P10">Título do Trabalho (provisório):</text:p>
          </table:table-cell>
          <table:table-cell table:style-name="Table2.B2" office:value-type="string">
            <text:p text:style-name="P15"/>
            <text:p text:style-name="P20"><field:fieldmark-start text:name="__Fieldmark__84_586180458" field:type="vnd.oasis.opendocument.field.FORMTEXT"><field:param field:name="Description" field:value=""/><field:param field:name="Name" field:value="Texto10"/></field:fieldmark-start><text:span text:style-name="T10">Solução para Gerenciar Eficientemente a Ocupação de Vagas </text:span><text:span text:style-name="T11">em</text:span><text:span text:style-name="T10"> Estacionamento</text:span><text:span text:style-name="T11">s</text:span><text:span text:style-name="T10"> Privado</text:span><text:span text:style-name="T11">s</text:span><field:fieldmark-end/></text:p>
          </table:table-cell>
        </table:table-row>
        <table:table-row table:style-name="Table2.1">
          <table:table-cell table:style-name="Table2.A3" office:value-type="string">
            <text:p text:style-name="P13"/>
            <text:p text:style-name="P10">Aluno(a):</text:p>
          </table:table-cell>
          <table:table-cell table:style-name="Table2.B3" office:value-type="string">
            <text:p text:style-name="P15"/>
            <text:p text:style-name="P18"><field:fieldmark-start text:name="__Fieldmark__99_586180458" field:type="vnd.oasis.opendocument.field.FORMTEXT"><field:param field:name="Description" field:value=""/><field:param field:name="Name" field:value="Texto11"/></field:fieldmark-start><text:span text:style-name="T8">Paulo André Haacke</text:span><field:fieldmark-end/></text:p>
          </table:table-cell>
        </table:table-row>
        <table:table-row table:style-name="Table2.1">
          <table:table-cell table:style-name="Table2.A4" office:value-type="string">
            <text:p text:style-name="P13"/>
            <text:p text:style-name="P10">Orientador(a):</text:p>
          </table:table-cell>
          <table:table-cell table:style-name="Table2.B4" office:value-type="string">
            <text:p text:style-name="P13"/>
            <text:p text:style-name="P18"><field:fieldmark-start text:name="__Fieldmark__114_586180458" field:type="vnd.oasis.opendocument.field.FORMTEXT"><field:param field:name="Description" field:value=""/><field:param field:name="Name" field:value="Texto13"/></field:fieldmark-start><text:span text:style-name="T8">Cristiano Tonietto Galina</text:span><field:fieldmark-end/></text:p>
          </table:table-cell>
        </table:table-row>
      </table:table>
      <text:p text:style-name="P16"/>
      <text:p text:style-name="P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PROBLEMA (mínimo: 5 linhas, máximo: 15 linhas)</text:p>
          </table:table-cell>
        </table:table-row>
        <table:table-row table:style-name="Table3.1">
          <table:table-cell table:style-name="Table3.A2" office:value-type="string">
            <text:p text:style-name="P12"/>
            <text:p text:style-name="P21"><field:fieldmark-start text:name="__Fieldmark__135_586180458" field:type="vnd.oasis.opendocument.field.FORMTEXT"><field:param field:name="Description" field:value=""/><field:param field:name="Name" field:value="Texto13"/></field:fieldmark-start>O uso de estacionamentos é uma constante na vida de todos, é comum um motorista perder algumas horas procurando um estacionamento vago em horário de pico. Esse tempo gasto na busca de um estacionamento acaba por aumentar a emissão de gases poluentes no planeta. </text:p>
            <text:p text:style-name="P19"/>
            <text:p text:style-name="P19"><text:span text:style-name="T9">Por outro lado os gerentes de empresas que fornecem estacionamento reclamam de baixa ocupação de suas vagas, a qual muitas vezes decorre da ineficiência na alocação das mesmas. Além disso empresas que fornecem estacionamento estão sempre em busca de alternativas que permitam suportar seus objetivos estratégicos, como melhorar a qualidade e diversidade do serviço oferecido, diminuir custos e aumentar a receita.</text:span><field:fieldmark-end/></text:p>
            <text:p text:style-name="P14"/>
          </table:table-cell>
        </table:table-row>
      </table:table>
      <text:p text:style-name="P11"/>
      <text:p text:style-name="P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SOLUÇÃO PROPOSTA (mínimo: 5 linhas, máximo: 15 linhas)</text:p>
          </table:table-cell>
        </table:table-row>
        <table:table-row table:style-name="Table4.1">
          <table:table-cell table:style-name="Table4.A2" office:value-type="string">
            <text:p text:style-name="P12"/>
            <text:p text:style-name="P21"><field:fieldmark-start text:name="__Fieldmark__162_586180458" field:type="vnd.oasis.opendocument.field.FORMTEXT"><field:param field:name="Description" field:value=""/><field:param field:name="Name" field:value="Texto13"/></field:fieldmark-start>Percebendo o problema encontrado pelas garagens e motoristas em busca de estacionamento pretende-se criar um plano de projeto focado na criação e desenolvimento de uma solução envolvendo um aplicativo móvel para os motoristas e um sistema para os gerentes de empresas de estacionamento.</text:p>
            <text:p text:style-name="P19"/>
            <text:p text:style-name="P21">O aplicativo do motorista irá permitir ao usuário encontrar vagas de estacionamento disponíveis (dentre o conjunto de garagens dcadastradas no sistema), reservar vagas de estacionamento e ser direcionado até o estacionamento selecionado.</text:p>
            <text:p text:style-name="P19"/>
            <text:p text:style-name="P19"><text:span text:style-name="T9">O sistema para os gerente permite integração com seu sistema de controle de vagas, o controle da ocupação de seu estacionamento e a gerência de preços.</text:span><field:fieldmark-end/></text:p>
            <text:p text:style-name="P14"/>
          </table:table-cell>
        </table:table-row>
      </table:table>
      <text:p text:style-name="P11"><text:soft-page-break/></text:p>
      <text:p text:style-name="P16"/>
      <text:p text:style-name="P23"/>
      <text:p text:style-name="P23"/>
      <text:p text:style-name="P22"><text:span text:style-name="T5">Porto Alegre, </text:span><field:fieldmark-start text:name="__Fieldmark__182_586180458" field:type="vnd.oasis.opendocument.field.FORMTEXT"><field:param field:name="Description" field:value=""/><field:param field:name="Name" field:value="Texto14"/></field:fieldmark-start><text:span text:style-name="T6">09</text:span><field:fieldmark-end/><text:span text:style-name="T5"> de </text:span><field:fieldmark-start text:name="__Fieldmark__189_586180458" field:type="vnd.oasis.opendocument.field.FORMTEXT"><field:param field:name="Description" field:value=""/><field:param field:name="Name" field:value="Texto8"/></field:fieldmark-start><text:span text:style-name="T6">Abril</text:span><field:fieldmark-end/><text:span text:style-name="T5"> de </text:span><field:fieldmark-start text:name="__Fieldmark__196_586180458" field:type="vnd.oasis.opendocument.field.FORMTEXT"><field:param field:name="Description" field:value=""/><field:param field:name="Name" field:value="Texto9"/></field:fieldmark-start><text:span text:style-name="T6">2017</text:span><field:fieldmark-end/><text:span text:style-name="T5">.</text:span></text:p>
      <text:p text:style-name="P17"/>
      <text:p text:style-name="P17"/>
      <text:p text:style-name="P25"/>
      <text:p text:style-name="P14">____________________________<text:tab/> <text:s text:c="11"/><text:tab/><text:tab/><text:tab/> <text:s text:c="3"/>______________________________</text:p>
      <text:p text:style-name="Standard"><text:span text:style-name="T4"><text:s text:c="8"/></text:span><text:span text:style-name="T2">Assinatura – Aluno(a) <text:tab/><text:tab/> <text:s text:c="23"/>Assinatura – </text:span><text:span text:style-name="T3">Orientador(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itulo_20_1_20_sem_20_numeração" style:display-name="titulo 1 sem numeração" style:family="paragraph" style:parent-style-name="Heading_20_1" style:default-outline-level="" style:list-style-name="">
      <style:paragraph-properties fo:margin-top="0in" fo:margin-bottom="0in" loext:contextual-spacing="false" fo:text-align="center" style:justify-single-word="false" style:text-autospace="ideograph-alpha" style:punctuation-wrap="hanging" style:vertical-align="auto">
        <style:tab-stops>
          <style:tab-stop style:position="5.8126in" style:type="right"/>
        </style:tab-stops>
      </style:paragraph-properties>
      <style:text-properties style:font-name="Verdana" fo:font-family="Verdana" style:font-family-generic="swiss" style:font-pitch="variable" fo:font-size="11pt" style:letter-kerning="true" style:font-size-asian="11pt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titulo_20_1_20_sem_20_numeração_20_Char" style:display-name="titulo 1 sem numeração Char" style:family="text" style:parent-style-name="Fonte_20_parág._20_padrão">
      <style:text-properties style:font-name="Verdana" fo:font-family="Verdana" style:font-family-generic="swiss" style:font-pitch="variable" fo:font-size="11pt" fo:language="pt" fo:country="BR" fo:font-weight="bold" style:font-size-asian="11pt" style:font-weight-asian="bold" style:font-name-complex="Verdana" style:font-family-complex="Verdana" style:font-family-generic-complex="swiss" style:font-pitch-complex="variable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5835in" fo:margin-right="0in" fo:text-indent="-0.5835in" style:auto-text-indent="false">
        <style:tab-stops>
          <style:tab-stop style:position="6.5953in" style:type="right"/>
        </style:tab-stops>
      </style:paragraph-properties>
    </style:style>
    <style:style style:name="MP2" style:family="paragraph" style:parent-style-name="Standard">
      <style:paragraph-properties fo:margin-top="0.0138in" fo:margin-bottom="0.0138in" loext:contextual-spacing="false" fo:text-align="end" style:justify-single-word="false"/>
      <style:text-properties style:font-name="Verdana" fo:font-size="12.5pt" style:font-size-asian="12.5pt" style:font-name-complex="Verdana"/>
    </style:style>
    <style:style style:name="MP3" style:family="paragraph" style:parent-style-name="Standard">
      <style:paragraph-properties fo:margin-top="0.0138in" fo:margin-bottom="0.0138in" loext:contextual-spacing="false" fo:text-align="end" style:justify-single-word="false"/>
      <style:text-properties fo:color="#000000" style:font-name="Verdana" fo:font-size="9pt" style:font-size-asian="9pt" style:font-name-complex="Verdana"/>
    </style:style>
    <style:style style:name="MP4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MP5" style:family="paragraph" style:parent-style-name="Footer">
      <style:paragraph-properties fo:margin-left="0in" fo:margin-right="0in" fo:text-indent="1.9665in" style:auto-text-indent="false"/>
    </style:style>
    <style:style style:name="MP6" style:family="paragraph" style:parent-style-name="Standard">
      <style:paragraph-properties fo:margin-top="0.0138in" fo:margin-bottom="0.0138in" loext:contextual-spacing="false"/>
      <style:text-properties style:font-name="Verdana" fo:font-size="8pt" fo:font-weight="bold" style:font-size-asian="8pt" style:font-weight-asian="bold" style:font-name-complex="Verdana"/>
    </style:style>
    <style:style style:name="MP7" style:family="paragraph" style:parent-style-name="Standard">
      <style:paragraph-properties fo:margin-top="0.0138in" fo:margin-bottom="0.0138in" loext:contextual-spacing="false"/>
      <style:text-properties style:font-name="Verdana" fo:font-size="8pt" style:font-size-asian="8pt" style:font-name-complex="Verdana"/>
    </style:style>
    <style:style style:name="MP8" style:family="paragraph" style:parent-style-name="Standard">
      <style:text-properties style:font-name="Verdana" fo:font-size="8pt" style:font-size-asian="8pt" style:font-name-complex="Verdana"/>
    </style:style>
    <style:style style:name="MT1" style:family="text">
      <style:text-properties fo:font-size="10pt" style:font-size-asian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008in" fo:border="none">
        <style:background-image/>
      </style:graphic-properties>
    </style:style>
    <style:style style:name="Mfr3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page-layout style:name="Mpm1">
      <style:page-layout-properties fo:page-width="8.2681in" fo:page-height="11.6929in" style:num-format="1" style:print-orientation="portrait" fo:margin-top="0.6898in" fo:margin-bottom="0.6547in" fo:margin-left="1.0835in" fo:margin-right="0.590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854in" fo:margin-left="0in" fo:margin-right="0in" fo:margin-bottom="0.8465in" style:dynamic-spacing="true"/>
      </style:header-style>
      <style:footer-style>
        <style:header-footer-properties fo:min-height="0.3291in" fo:margin-left="0in" fo:margin-right="0in" fo:margin-top="0.29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4.6811in" svg:y="0.9374in" svg:width="1.9583in" svg:height="1.0937in" draw:z-index="11"><draw:image xlink:href="Pictures/20000079000016FE00000CDFF5FD0F1A.wmf" xlink:type="simple" xlink:show="embed" xlink:actuate="onLoad"/></draw:frame><draw:frame draw:style-name="Mfr2" draw:name="Frame2" text:anchor-type="char" svg:x="1.598in" svg:y="0.1043in" svg:width="4.9898in" svg:height="0.75in" draw:z-index="5"><draw:text-box><text:p text:style-name="MP2">Pontifícia Universidade Católica do Rio Grande do Sul</text:p><text:p text:style-name="MP3">FACULDADE DE INFORMÁTICA</text:p><text:p text:style-name="MP3">CURSO DE ESPECIALIZAÇÃO EM GERENCIAMENTO DE PROJETOS COM ÊNFASE EM TECNOLOGIA DA INFORMAÇÃO</text:p></draw:text-box></draw:frame><draw:frame draw:style-name="Mfr2" draw:name="Frame3" text:anchor-type="char" svg:x="0.848in" svg:y="0.0661in" draw:z-index="7"><draw:text-box fo:min-height="0.0161in" fo:min-width="0.0161in"><text:p text:style-name="MP4"><draw:frame draw:style-name="Mfr3" draw:name="Image3" text:anchor-type="as-char" svg:width="0.6173in" svg:height="0.7126in" draw:z-index="9"><draw:image xlink:href="Pictures/100000000000046A00000518A2D03839.jpg" xlink:type="simple" xlink:show="embed" xlink:actuate="onLoad"/></draw:frame></text:p></draw:text-box></draw:frame><text:span text:style-name="MT1"><draw:frame draw:style-name="Mfr3" draw:name="Image4" text:anchor-type="as-char" svg:width="0.5272in" svg:height="0.778in" draw:z-index="3"><draw:image xlink:href="Pictures/1000000000000095000000DA73167470.jpg" xlink:type="simple" xlink:show="embed" xlink:actuate="onLoad"/></draw:frame></text:span> <text:s text:c="6"/><text:tab/></text:p>
      </style:header>
      <style:footer>
        <text:p text:style-name="MP5"><draw:frame draw:style-name="Mfr2" draw:name="Frame1" text:anchor-type="char" svg:x="3.098in" svg:y="0.0008in" svg:width="3.5543in" svg:height="0.8165in" draw:z-index="13"><draw:text-box><text:p text:style-name="MP6">Campus Central</text:p><text:p text:style-name="MP7">Av. Ipiranga, 6681 – Prédio 32 – Sala 507 – CEP: 90619-900</text:p><text:p text:style-name="MP7">Telefone: (51) 3320-3611 – Fax: (51) 3320–3621</text:p><text:p text:style-name="MP7">E-mail: ppgcc@pucrs.br</text:p><text:p text:style-name="MP8">www.pucrs.br/inf/pos</text:p></draw:text-box></draw:frame> <text:span text:style-name="MT1"><draw:frame draw:style-name="Mfr3" draw:name="Image1" text:anchor-type="as-char" svg:width="1.0791in" svg:height="0.7965in" draw:z-index="1"><draw:image xlink:href="Pictures/10000000000000D200000096A6CF7DB6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PKOJIJJ</dc:title>
    <meta:initial-creator>CPD</meta:initial-creator>
    <meta:creation-date>2008-01-28T19:04:00</meta:creation-date>
    <dc:creator>Paulo Haacke</dc:creator>
    <dc:date>2017-04-09T22:59:33.513086822</dc:date>
    <meta:print-date>2008-04-14T18:51:00</meta:print-date>
    <meta:editing-cycles>16</meta:editing-cycles>
    <meta:editing-duration>PT31M33S</meta:editing-duration>
    <meta:generator>LibreOffice/4.3.3.2$Linux_X86_64 LibreOffice_project/430m0$Build-2</meta:generator>
    <meta:document-statistic meta:table-count="4" meta:image-count="4" meta:object-count="0" meta:page-count="2" meta:paragraph-count="31" meta:word-count="337" meta:character-count="2301" meta:non-whitespace-character-count="1941"/>
  </office:meta>
</office:document-meta>
</file>